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b3ff" officeooo:paragraph-rsid="0018b3ff" style:font-size-asian="14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GEN SPECTRAL ANALYSIS</text:p>
      <text:p text:style-name="P1"/>
      <text:p text:style-name="P1"/>
      <text:p text:style-name="P1">PDB USED – 3SN6.PDB</text:p>
      <text:p text:style-name="P1">nodes = 349</text:p>
      <text:p text:style-name="P1">average degree = 7.28080229226</text:p>
      <text:p text:style-name="P1">avg clustering coeff <text:s/>= 0.586316501073</text:p>
      <text:p text:style-name="P1">edges = 1270</text:p>
      <text:p text:style-name="P1">average shortest path = 8.51743898824</text:p>
      <text:p text:style-name="P1"/>
      <text:p text:style-name="P1">FOR ADJACENCY MATRIX:</text:p>
      <text:p text:style-name="P1">Largest eigen value = 9.22453545789</text:p>
      <text:p text:style-name="P1"></text:p>
      <text:p text:style-name="P1">Corresponding eigen vector = [ <text:s/>1.46993370e-02 <text:s/>-6.48303306e-04 <text:s text:c="2"/>1.34716077e-02 <text:s/>-1.55348996e-02</text:p>
      <text:p text:style-name="P1"><text:s text:c="2"/>-6.66737292e-03 <text:s/>-5.78756884e-04 <text:s/>-5.55857355e-03 <text:s/>-5.82361164e-03</text:p>
      <text:p text:style-name="P1"><text:s text:c="2"/>-6.93504362e-03 <text:s/>-2.59442474e-02 <text:s/>-5.20038830e-02 <text:s text:c="2"/>1.65517361e-02</text:p>
      <text:p text:style-name="P1"><text:s text:c="2"/>-3.18753382e-03 <text:s/>-1.21719642e-02 <text:s text:c="2"/>2.99878619e-02 <text:s/>-4.00092780e-04</text:p>
      <text:p text:style-name="P1"><text:s text:c="3"/>5.37683358e-04 <text:s text:c="2"/>2.16854476e-02 <text:s/>-6.69816677e-03 <text:s/>-1.15938256e-02</text:p>
      <text:p text:style-name="P1"><text:s text:c="2"/>-6.10369103e-03 <text:s text:c="2"/>2.76728282e-03 <text:s text:c="2"/>2.83111451e-02 <text:s/>-1.01644830e-03</text:p>
      <text:p text:style-name="P1"><text:s text:c="2"/>-6.03324681e-02 <text:s/>-1.26141501e-02 <text:s text:c="2"/>1.60261139e-02 <text:s text:c="2"/>1.07608933e-02</text:p>
      <text:p text:style-name="P1"><text:s text:c="2"/>-3.68829749e-02 <text:s/>-1.07853434e-02 <text:s text:c="2"/>2.04057005e-02 <text:s text:c="2"/>1.20055727e-03</text:p>
      <text:p text:style-name="P1"><text:s text:c="2"/>-1.43649324e-03 <text:s text:c="2"/>1.29841318e-02 <text:s/>-1.74216677e-02 <text:s text:c="2"/>1.80598954e-02</text:p>
      <text:p text:style-name="P1"><text:s text:c="2"/>-6.00914972e-02 <text:s/>-8.67175454e-03 <text:s text:c="2"/>8.66410447e-02 <text:s/>-3.77178717e-02</text:p>
      <text:p text:style-name="P1"><text:s text:c="3"/>7.74655705e-02 <text:s text:c="2"/>1.20443548e-02 <text:s/>-2.84865908e-03 <text:s/>-3.91318565e-03</text:p>
      <text:p text:style-name="P1"><text:s text:c="3"/>1.13930999e-03 <text:s text:c="2"/>7.07339762e-03 <text:s text:c="2"/>5.43120442e-02 <text:s text:c="2"/>7.55817515e-02</text:p>
      <text:p text:style-name="P1"><text:s text:c="3"/>3.53451497e-02 <text:s/>-5.88437352e-02 <text:s text:c="2"/>1.32044874e-01 <text:s text:c="2"/>9.80208482e-02</text:p>
      <text:p text:style-name="P1"><text:s text:c="2"/>-6.77357374e-02 <text:s/>-2.01958498e-02 <text:s/>-1.15832396e-02 <text:s text:c="2"/>3.26180147e-02</text:p>
      <text:p text:style-name="P1"><text:s text:c="2"/>-4.70528516e-02 <text:s text:c="2"/>1.86259538e-02 <text:s text:c="2"/>6.68514187e-03 <text:s/>-5.02769232e-04</text:p>
      <text:p text:style-name="P1"><text:s text:c="3"/>2.74967548e-02 <text:s/>-1.91858348e-02 <text:s text:c="2"/>1.43876668e-02 <text:s/>-5.48071031e-03</text:p>
      <text:p text:style-name="P1"><text:s text:c="3"/>1.97068806e-02 <text:s/>-1.77856296e-02 <text:s/>-3.25507413e-02 <text:s/>-6.84265438e-04</text:p>
      <text:p text:style-name="P1"><text:s text:c="2"/>-1.19474619e-02 <text:s/>-3.53962672e-03 <text:s text:c="2"/>4.24590410e-03 <text:s/>-4.65895412e-02</text:p>
      <text:p text:style-name="P1"><text:s text:c="3"/>6.88108495e-03 <text:s text:c="2"/>2.81408549e-02 <text:s text:c="2"/>3.49205575e-03 <text:s text:c="2"/>1.58305826e-03</text:p>
      <text:p text:style-name="P1"><text:s text:c="2"/>-1.24639732e-02 <text:s text:c="2"/>5.94456482e-03 <text:s/>-1.73046074e-02 <text:s text:c="2"/>8.26412733e-02</text:p>
      <text:p text:style-name="P1"><text:s text:c="2"/>-5.52357434e-02 <text:s/>-2.80523188e-02 <text:s/>-1.20265843e-01 <text:s text:c="2"/>8.21864852e-02</text:p>
      <text:p text:style-name="P1"><text:s text:c="3"/>6.84290290e-03 <text:s/>-2.17184823e-02 <text:s/>-3.63677391e-02 <text:s text:c="2"/>4.04862631e-03</text:p>
      <text:p text:style-name="P1"><text:s text:c="3"/>2.75859735e-02 <text:s text:c="2"/>6.97050501e-02 <text:s text:c="2"/>4.10105117e-03 <text:s text:c="2"/>7.92076356e-02</text:p>
      <text:p text:style-name="P1"><text:s text:c="3"/>5.98991766e-02 <text:s/>-2.92578870e-02 <text:s/>-3.88442744e-02 <text:s text:c="2"/>1.56849298e-01</text:p>
      <text:p text:style-name="P1"><text:s text:c="3"/>1.56468167e-02 <text:s/>-2.08989844e-02 <text:s text:c="2"/>9.48744207e-02 <text:s text:c="2"/>5.21010710e-02</text:p>
      <text:p text:style-name="P1"><text:soft-page-break/><text:s text:c="3"/>1.96643904e-02 <text:s/>-2.38351523e-03 <text:s/>-8.61587006e-02 <text:s text:c="2"/>9.44111383e-04</text:p>
      <text:p text:style-name="P1"><text:s text:c="2"/>-2.28922663e-02 <text:s text:c="2"/>3.03160950e-03 <text:s text:c="2"/>1.66408763e-02 <text:s text:c="2"/>7.16876761e-04</text:p>
      <text:p text:style-name="P1"><text:s text:c="3"/>4.48820959e-02 <text:s text:c="2"/>2.05791148e-02 <text:s text:c="2"/>6.65637679e-03 <text:s text:c="2"/>7.14323801e-03</text:p>
      <text:p text:style-name="P1"><text:s text:c="3"/>1.37005803e-02 <text:s text:c="2"/>1.12754774e-01 <text:s/>-1.38064729e-04 <text:s text:c="2"/>5.82250782e-02</text:p>
      <text:p text:style-name="P1"><text:s text:c="3"/>1.13070880e-01 <text:s text:c="2"/>2.45209806e-03 <text:s/>-7.64112430e-03 <text:s/>-6.63416732e-03</text:p>
      <text:p text:style-name="P1"><text:s text:c="2"/>-7.17184963e-02 <text:s/>-5.94125886e-02 <text:s/>-1.33276417e-02 <text:s/>-5.94846296e-03</text:p>
      <text:p text:style-name="P1"><text:s text:c="2"/>-1.41472262e-02 <text:s text:c="2"/>4.85833473e-02 <text:s text:c="2"/>7.03551190e-02 <text:s text:c="2"/>5.16320203e-03</text:p>
      <text:p text:style-name="P1"><text:s text:c="2"/>-5.44909813e-03 <text:s text:c="2"/>1.66992690e-01 <text:s text:c="2"/>4.89268657e-03 <text:s text:c="2"/>1.11790019e-01</text:p>
      <text:p text:style-name="P1"><text:s text:c="2"/>-2.47816579e-03 <text:s text:c="2"/>1.22612594e-02 <text:s text:c="2"/>4.10962008e-03 <text:s/>-1.45049511e-01</text:p>
      <text:p text:style-name="P1"><text:s text:c="2"/>-3.67744613e-02 <text:s text:c="2"/>1.18242186e-01 <text:s/>-9.98147517e-02 <text:s/>-5.04857191e-02</text:p>
      <text:p text:style-name="P1"><text:s text:c="3"/>3.86938418e-02 <text:s/>-1.00194316e-01 <text:s text:c="2"/>1.13717104e-02 <text:s/>-2.16475565e-03</text:p>
      <text:p text:style-name="P1"><text:s text:c="3"/>1.28611820e-01 <text:s/>-7.52108357e-02 <text:s text:c="2"/>2.81560015e-02 <text:s text:c="2"/>2.24877396e-02</text:p>
      <text:p text:style-name="P1"><text:s text:c="3"/>1.93191861e-02 <text:s/>-2.71440679e-03 <text:s/>-2.45539266e-15 <text:s/>-2.01976023e-15</text:p>
      <text:p text:style-name="P1"><text:s text:c="2"/>-1.59594560e-16 <text:s/>-4.10955991e-15 <text:s/>-5.98018813e-16 <text:s text:c="2"/>2.86229374e-16</text:p>
      <text:p text:style-name="P1"><text:s text:c="3"/>2.56430077e-15 <text:s/>-3.24705270e-02 <text:s text:c="2"/>1.63752958e-01 <text:s/>-7.12924727e-02</text:p>
      <text:p text:style-name="P1"><text:s text:c="2"/>-3.23487264e-02 <text:s/>-3.83026088e-02 <text:s text:c="2"/>7.89169377e-02 <text:s text:c="2"/>5.40317943e-02</text:p>
      <text:p text:style-name="P1"><text:s text:c="3"/>3.94124072e-02 <text:s text:c="2"/>2.53612101e-02 <text:s text:c="2"/>1.75299407e-01 <text:s/>-1.44116066e-01</text:p>
      <text:p text:style-name="P1"><text:s text:c="2"/>-1.66746096e-02 <text:s/>-3.86366457e-02 <text:s/>-2.76989175e-02 <text:s text:c="2"/>3.35413012e-02</text:p>
      <text:p text:style-name="P1"><text:s text:c="3"/>9.28298237e-02 <text:s text:c="2"/>3.62346428e-02 <text:s text:c="2"/>7.79927515e-03 <text:s text:c="2"/>6.26365866e-02</text:p>
      <text:p text:style-name="P1"><text:s text:c="2"/>-1.14310263e-01 <text:s text:c="2"/>4.50507318e-02 <text:s text:c="2"/>4.81050404e-03 <text:s text:c="2"/>2.46221058e-02</text:p>
      <text:p text:style-name="P1"><text:s text:c="2"/>-9.40326360e-02 <text:s/>-5.51405205e-03 <text:s text:c="2"/>2.21301987e-02 <text:s text:c="2"/>4.17783421e-03</text:p>
      <text:p text:style-name="P1"><text:s text:c="3"/>1.70810012e-02 <text:s text:c="2"/>9.31834258e-03 <text:s text:c="2"/>2.72641990e-02 <text:s/>-6.44340348e-02</text:p>
      <text:p text:style-name="P1"><text:s text:c="2"/>-1.86053639e-02 <text:s/>-1.02965107e-02 <text:s text:c="2"/>6.62848011e-05 <text:s text:c="2"/>3.03190138e-02</text:p>
      <text:p text:style-name="P1"><text:s text:c="2"/>-1.87556754e-03 <text:s/>-2.97664616e-02 <text:s/>-9.31105112e-02 <text:s/>-3.40316735e-02</text:p>
      <text:p text:style-name="P1"><text:s text:c="2"/>-9.05742294e-03 <text:s/>-3.21827224e-02 <text:s/>-6.07568202e-03 <text:s text:c="2"/>2.66789656e-02</text:p>
      <text:p text:style-name="P1"><text:s text:c="2"/>-1.59859846e-02 <text:s/>-4.15022420e-02 <text:s text:c="2"/>2.82027262e-03 <text:s/>-4.39914187e-03</text:p>
      <text:p text:style-name="P1"><text:s text:c="2"/>-1.74010600e-02 <text:s/>-1.74391721e-02 <text:s text:c="2"/>6.88972971e-03 <text:s/>-1.37151559e-01</text:p>
      <text:p text:style-name="P1"><text:s text:c="3"/>8.53952426e-02 <text:s/>-3.40314095e-02 <text:s/>-2.57853466e-02 <text:s/>-2.59382337e-02</text:p>
      <text:p text:style-name="P1"><text:s text:c="3"/>4.54646044e-02 <text:s/>-1.07040210e-03 <text:s/>-4.99758992e-02 <text:s/>-1.67388825e-02</text:p>
      <text:p text:style-name="P1"><text:s text:c="3"/>1.85885673e-02 <text:s text:c="2"/>2.14875830e-03 <text:s/>-3.72879134e-02 <text:s/>-1.33069937e-02</text:p>
      <text:p text:style-name="P1"><text:s text:c="3"/>2.99232387e-02 <text:s/>-6.23577031e-02 <text:s/>-8.41240190e-03 <text:s/>-5.65612978e-02</text:p>
      <text:p text:style-name="P1"><text:s text:c="2"/>-4.72348106e-03 <text:s/>-7.16130205e-02 <text:s text:c="2"/>1.21613039e-01 <text:s/>-1.70339914e-02</text:p>
      <text:p text:style-name="P1"><text:s text:c="3"/>1.20508347e-01 <text:s/>-3.41157562e-02 <text:s text:c="2"/>8.40924210e-02 <text:s text:c="2"/>2.45782464e-02</text:p>
      <text:p text:style-name="P1"><text:s text:c="3"/>1.07532376e-01 <text:s text:c="2"/>3.89043812e-02 <text:s text:c="2"/>4.65350388e-02 <text:s text:c="2"/>2.57836859e-02</text:p>
      <text:p text:style-name="P1"><text:s text:c="2"/>-4.07346928e-02 <text:s/>-7.73367643e-02 <text:s/>-5.01882794e-02 <text:s/>-6.19994794e-02</text:p>
      <text:p text:style-name="P1"><text:s text:c="2"/>-2.15330989e-02 <text:s/>-1.33811569e-02 <text:s text:c="2"/>1.78652993e-02 <text:s text:c="2"/>3.06710040e-03</text:p>
      <text:p text:style-name="P1"><text:s text:c="2"/>-1.31802314e-02 <text:s text:c="2"/>4.68726797e-03 <text:s text:c="2"/>2.05349963e-02 <text:s/>-2.11940469e-02</text:p>
      <text:p text:style-name="P1"><text:s text:c="2"/>-5.38748968e-02 <text:s text:c="2"/>1.73211898e-03 <text:s text:c="2"/>2.46923021e-03 <text:s/>-4.89560038e-02</text:p>
      <text:p text:style-name="P1"><text:s text:c="2"/>-2.66806054e-02 <text:s text:c="2"/>9.97233615e-02 <text:s text:c="2"/>4.37482781e-03 <text:s text:c="2"/>3.13876755e-02</text:p>
      <text:p text:style-name="P1"><text:soft-page-break/><text:s text:c="2"/>-8.37533507e-03 <text:s text:c="2"/>9.37303820e-04 <text:s/>-8.56176220e-02 <text:s/>-1.05281837e-01</text:p>
      <text:p text:style-name="P1"><text:s text:c="2"/>-6.11006935e-02 <text:s/>-3.22358521e-02 <text:s/>-2.87111944e-03 <text:s/>-4.12773482e-02</text:p>
      <text:p text:style-name="P1"><text:s text:c="2"/>-1.13182139e-01 <text:s/>-7.50929032e-02 <text:s/>-9.11719901e-02 <text:s/>-4.41743709e-02</text:p>
      <text:p text:style-name="P1"><text:s text:c="3"/>9.80834793e-02 <text:s text:c="2"/>1.82452060e-01 <text:s text:c="2"/>1.70252742e-01 <text:s text:c="2"/>9.52352997e-02</text:p>
      <text:p text:style-name="P1"><text:s text:c="3"/>1.84034180e-03 <text:s text:c="2"/>1.29369768e-01 <text:s text:c="2"/>2.88373507e-02 <text:s text:c="2"/>7.68435670e-03</text:p>
      <text:p text:style-name="P1"><text:s text:c="3"/>5.92585409e-02 <text:s/>-3.56603913e-02 <text:s/>-2.34758474e-01 <text:s/>-3.53429797e-03</text:p>
      <text:p text:style-name="P1"><text:s text:c="3"/>8.91192665e-04 <text:s/>-1.28948578e-02 <text:s text:c="2"/>5.68711877e-02 <text:s/>-9.68430425e-02</text:p>
      <text:p text:style-name="P1"><text:s text:c="2"/>-7.56229569e-02 <text:s text:c="2"/>3.19060137e-03 <text:s/>-5.06841613e-02 <text:s/>-1.04164589e-01</text:p>
      <text:p text:style-name="P1"><text:s text:c="3"/>1.79354170e-03 <text:s text:c="2"/>1.15358388e-02 <text:s text:c="2"/>1.30292150e-02 <text:s/>-3.58272084e-02</text:p>
      <text:p text:style-name="P1"><text:s text:c="2"/>-1.85213211e-02 <text:s text:c="2"/>5.82311628e-03 <text:s/>-2.44582220e-03 <text:s/>-1.42800824e-02</text:p>
      <text:p text:style-name="P1"><text:s text:c="3"/>1.47766430e-01 <text:s text:c="2"/>1.03354757e-01 <text:s text:c="2"/>2.75730678e-02 <text:s text:c="2"/>1.01490152e-02</text:p>
      <text:p text:style-name="P1"><text:s text:c="3"/>2.07901942e-02 <text:s text:c="2"/>4.39216368e-03 <text:s/>-6.27540656e-05 <text:s/>-1.34015618e-02</text:p>
      <text:p text:style-name="P1"><text:s text:c="3"/>4.46942467e-02 <text:s text:c="2"/>1.47243335e-02 <text:s text:c="2"/>1.94091165e-02 <text:s text:c="2"/>1.33801893e-02</text:p>
      <text:p text:style-name="P1"><text:s text:c="3"/>1.15672290e-03 <text:s text:c="2"/>2.06159916e-02 <text:s text:c="2"/>2.52680227e-02 <text:s text:c="2"/>2.02042853e-02</text:p>
      <text:p text:style-name="P1"><text:s text:c="3"/>2.12891430e-02 <text:s/>-9.97524367e-04 <text:s text:c="2"/>2.09933331e-02 <text:s text:c="2"/>7.81498418e-03</text:p>
      <text:p text:style-name="P1"><text:s text:c="3"/>4.65076267e-05 <text:s/>-1.65839045e-01 <text:s/>-1.03070694e-03 <text:s text:c="2"/>4.53930815e-03</text:p>
      <text:p text:style-name="P1"><text:s text:c="3"/>1.59587107e-02 <text:s text:c="2"/>1.39545375e-02 <text:s/>-6.35390021e-03 <text:s text:c="2"/>3.58282458e-03</text:p>
      <text:p text:style-name="P1"><text:s text:c="2"/>-7.92625685e-03 <text:s text:c="2"/>1.14578236e-03 <text:s text:c="2"/>2.76285590e-03 <text:s/>-2.75494285e-03</text:p>
      <text:p text:style-name="P1"><text:s text:c="3"/>3.10766733e-05 <text:s text:c="2"/>3.76011594e-03 <text:s/>-3.02127130e-03 <text:s/>-8.25045218e-03</text:p>
      <text:p text:style-name="P1"><text:s text:c="3"/>9.09960675e-04 <text:s/>-3.70732921e-03 <text:s/>-1.37901099e-01 <text:s/>-3.82652274e-02</text:p>
      <text:p text:style-name="P1"><text:s text:c="3"/>1.69324376e-02 <text:s text:c="2"/>2.25167972e-05 <text:s text:c="2"/>1.46484033e-03 <text:s/>-1.19336506e-04</text:p>
      <text:p text:style-name="P1"><text:s text:c="2"/>-3.80717923e-02 <text:s text:c="2"/>1.37094654e-02 <text:s text:c="2"/>6.91367776e-02 <text:s/>-2.60265600e-02</text:p>
      <text:p text:style-name="P1"><text:s text:c="3"/>6.44955914e-03 <text:s text:c="2"/>2.01986365e-02 <text:s/>-2.05820057e-05 <text:s text:c="2"/>2.80046697e-03</text:p>
      <text:p text:style-name="P1"><text:s text:c="2"/>-1.91052511e-03]</text:p>
      <text:p text:style-name="P1"/>
      <text:p text:style-name="P1">FOR LAPLACIAN MATRIX:</text:p>
      <text:p text:style-name="P1">Largest eigen value = 14.3542765377</text:p>
      <text:p text:style-name="P1"></text:p>
      <text:p text:style-name="P1">Corresponding eigen vector = [ -3.95505678e-02 <text:s text:c="2"/>5.48940488e-02 <text:s text:c="2"/>3.40840481e-02 <text:s/>-2.01612113e-01</text:p>
      <text:p text:style-name="P1"><text:s text:c="2"/>-1.16253572e-01 <text:s text:c="2"/>4.74515330e-02 <text:s text:c="2"/>4.72018195e-02 <text:s text:c="2"/>6.04604742e-03</text:p>
      <text:p text:style-name="P1"><text:s text:c="2"/>-3.63800063e-02 <text:s/>-7.76398883e-03 <text:s text:c="2"/>1.75815990e-02 <text:s/>-9.00501520e-02</text:p>
      <text:p text:style-name="P1"><text:s text:c="3"/>5.72719215e-02 <text:s/>-1.61011142e-01 <text:s/>-7.41862824e-03 <text:s text:c="2"/>7.79010306e-03</text:p>
      <text:p text:style-name="P1"><text:s text:c="2"/>-1.04879376e-01 <text:s text:c="2"/>7.11472009e-03 <text:s text:c="2"/>6.79535273e-03 <text:s/>-1.11888167e-02</text:p>
      <text:p text:style-name="P1"><text:s text:c="3"/>9.05257618e-04 <text:s text:c="2"/>1.85919920e-02 <text:s text:c="2"/>2.84763174e-02 <text:s/>-1.17199175e-02</text:p>
      <text:p text:style-name="P1"><text:s text:c="3"/>3.26806907e-02 <text:s text:c="2"/>1.43425120e-02 <text:s text:c="2"/>3.24765672e-02 <text:s text:c="2"/>2.82825439e-02</text:p>
      <text:p text:style-name="P1"><text:s text:c="3"/>1.09305061e-01 <text:s/>-1.09138553e-02 <text:s text:c="2"/>2.85429325e-02 <text:s text:c="2"/>8.10714993e-03</text:p>
      <text:p text:style-name="P1"><text:s text:c="2"/>-1.35989293e-02 <text:s text:c="2"/>8.60468011e-02 <text:s/>-1.11856922e-01 <text:s text:c="2"/>6.33810630e-02</text:p>
      <text:p text:style-name="P1"><text:s text:c="3"/>1.21214778e-01 <text:s text:c="2"/>3.06296848e-03 <text:s/>-8.32176112e-02 <text:s/>-9.55734898e-02</text:p>
      <text:p text:style-name="P1"><text:soft-page-break/><text:s text:c="2"/>-4.96688899e-03 <text:s/>-1.54128241e-01 <text:s/>-7.37019681e-02 <text:s text:c="2"/>2.28345564e-02</text:p>
      <text:p text:style-name="P1"><text:s text:c="3"/>1.07276937e-01 <text:s/>-6.60877719e-03 <text:s text:c="2"/>1.97417309e-03 <text:s/>-6.31133200e-03</text:p>
      <text:p text:style-name="P1"><text:s text:c="2"/>-3.46650779e-02 <text:s text:c="2"/>6.42135202e-03 <text:s text:c="2"/>6.73054368e-02 <text:s text:c="2"/>2.99515959e-04</text:p>
      <text:p text:style-name="P1"><text:s text:c="3"/>4.36002772e-02 <text:s/>-3.52816258e-02 <text:s text:c="2"/>2.59987647e-01 <text:s text:c="2"/>9.69421572e-02</text:p>
      <text:p text:style-name="P1"><text:s text:c="2"/>-2.68953304e-01 <text:s/>-4.78459544e-02 <text:s/>-1.00082970e-02 <text:s text:c="2"/>3.29388844e-02</text:p>
      <text:p text:style-name="P1"><text:s text:c="3"/>2.61480545e-01 <text:s/>-3.88825363e-02 <text:s text:c="2"/>1.57460893e-01 <text:s/>-4.57736316e-02</text:p>
      <text:p text:style-name="P1"><text:s text:c="2"/>-1.04413732e-01 <text:s/>-3.53373310e-01 <text:s/>-1.25083406e-01 <text:s text:c="2"/>1.04636634e-01</text:p>
      <text:p text:style-name="P1"><text:s text:c="3"/>2.97814469e-02 <text:s/>-3.45608140e-02 <text:s text:c="2"/>6.27153204e-02 <text:s text:c="2"/>1.38638196e-02</text:p>
      <text:p text:style-name="P1"><text:s text:c="3"/>1.45156800e-02 <text:s text:c="2"/>1.31496101e-01 <text:s text:c="2"/>6.25951911e-02 <text:s text:c="2"/>1.16359985e-01</text:p>
      <text:p text:style-name="P1"><text:s text:c="3"/>1.70095516e-01 <text:s text:c="2"/>1.16562460e-01 <text:s text:c="2"/>3.55827398e-02 <text:s text:c="2"/>1.23512311e-15</text:p>
      <text:p text:style-name="P1"><text:s text:c="2"/>-2.41885207e-14 <text:s/>-1.42364384e-01 <text:s text:c="2"/>4.33984821e-02 <text:s text:c="2"/>9.32594582e-03</text:p>
      <text:p text:style-name="P1"><text:s text:c="3"/>5.17842435e-03 <text:s text:c="2"/>1.31292650e-01 <text:s text:c="2"/>4.90513094e-03 <text:s/>-5.00309006e-03</text:p>
      <text:p text:style-name="P1"><text:s text:c="2"/>-1.51446391e-02 <text:s text:c="2"/>4.47402811e-02 <text:s/>-5.13275438e-02 <text:s text:c="2"/>1.16660009e-02</text:p>
      <text:p text:style-name="P1"><text:s text:c="3"/>3.18657048e-01 <text:s/>-5.87086594e-03 <text:s text:c="2"/>1.06528981e-02 <text:s/>-6.14317425e-03</text:p>
      <text:p text:style-name="P1"><text:s text:c="3"/>5.68580289e-03 <text:s/>-5.43492769e-03 <text:s/>-1.13796033e-03 <text:s text:c="2"/>3.72721716e-03</text:p>
      <text:p text:style-name="P1"><text:s text:c="2"/>-1.70824535e-03 <text:s/>-3.39761046e-03 <text:s text:c="2"/>1.59255250e-03 <text:s/>-1.62776720e-01</text:p>
      <text:p text:style-name="P1"><text:s text:c="2"/>-4.83766034e-02 <text:s text:c="2"/>3.78288688e-03 <text:s text:c="2"/>1.11990074e-03 <text:s/>-2.11805502e-04</text:p>
      <text:p text:style-name="P1"><text:s text:c="2"/>-3.10167817e-16 <text:s text:c="2"/>9.12029783e-16 <text:s text:c="2"/>2.84192429e-03 <text:s/>-4.91054561e-04</text:p>
      <text:p text:style-name="P1"><text:s text:c="2"/>-9.30724527e-05 <text:s/>-1.08730152e-05 <text:s text:c="2"/>3.54868241e-04 <text:s/>-4.44250853e-04</text:p>
      <text:p text:style-name="P1"><text:s text:c="3"/>4.00079860e-04 <text:s/>-2.69603910e-05 <text:s/>-6.87765571e-06 <text:s text:c="2"/>7.84214128e-05</text:p>
      <text:p text:style-name="P1"><text:s text:c="3"/>2.53236498e-04 <text:s/>-2.39475588e-06 <text:s/>-1.88289261e-06 <text:s/>-5.69094187e-04</text:p>
      <text:p text:style-name="P1"><text:s text:c="2"/>-6.67698416e-05 <text:s text:c="2"/>7.38234848e-04 <text:s/>-1.92310878e-03 <text:s/>-3.18189329e-03</text:p>
      <text:p text:style-name="P1"><text:s text:c="2"/>-4.97451192e-05 <text:s/>-4.59260358e-03 <text:s/>-1.07360403e-02 <text:s/>-1.89395418e-03</text:p>
      <text:p text:style-name="P1"><text:s text:c="3"/>1.17341685e-02 <text:s text:c="2"/>7.05683872e-03 <text:s/>-5.30791028e-04 <text:s text:c="2"/>5.79202924e-02</text:p>
      <text:p text:style-name="P1"><text:s text:c="3"/>6.70365610e-02 <text:s/>-2.42385255e-03 <text:s/>-3.13466348e-05 <text:s text:c="2"/>1.17994118e-05</text:p>
      <text:p text:style-name="P1"><text:s text:c="3"/>9.74666619e-03 <text:s text:c="2"/>3.08343625e-02 <text:s text:c="2"/>1.60368916e-01 <text:s/>-2.75551749e-03</text:p>
      <text:p text:style-name="P1"><text:s text:c="3"/>1.81376164e-03 <text:s/>-2.10143568e-03 <text:s/>-1.21967666e-01 <text:s text:c="2"/>5.71702544e-02</text:p>
      <text:p text:style-name="P1"><text:s text:c="3"/>1.78683013e-02 <text:s text:c="2"/>2.36597061e-02 <text:s/>-3.42995127e-03 <text:s/>-1.53970726e-03</text:p>
      <text:p text:style-name="P1"><text:s text:c="3"/>1.95994631e-02 <text:s/>-8.18073176e-03 <text:s text:c="2"/>6.47281212e-03 <text:s/>-4.11227205e-05</text:p>
      <text:p text:style-name="P1"><text:s text:c="2"/>-2.95793496e-02 <text:s/>-1.24419002e-02 <text:s/>-6.83168939e-02 <text:s/>-1.13650277e-02</text:p>
      <text:p text:style-name="P1"><text:s text:c="2"/>-6.05814024e-02 <text:s/>-1.98555246e-02 <text:s text:c="2"/>5.89827488e-04 <text:s text:c="2"/>4.67853513e-03</text:p>
      <text:p text:style-name="P1"><text:s text:c="2"/>-3.13175483e-03 <text:s/>-7.46384726e-03 <text:s/>-3.56527067e-03 <text:s text:c="2"/>4.36459369e-03</text:p>
      <text:p text:style-name="P1"><text:s text:c="2"/>-3.53701955e-04 <text:s/>-7.14210144e-04 <text:s text:c="2"/>6.95982951e-03 <text:s/>-1.36104516e-03</text:p>
      <text:p text:style-name="P1"><text:s text:c="2"/>-3.04954642e-03 <text:s/>-1.51320957e-02 <text:s text:c="2"/>1.29531559e-04 <text:s text:c="2"/>2.02293494e-02</text:p>
      <text:p text:style-name="P1"><text:s text:c="3"/>3.73699891e-03 <text:s/>-3.52779295e-03 <text:s/>-1.05409539e-03 <text:s/>-2.99598629e-03</text:p>
      <text:p text:style-name="P1"><text:s text:c="2"/>-3.29424033e-04 <text:s/>-1.05773666e-03 <text:s/>-8.59229229e-04 <text:s text:c="2"/>8.82812593e-03</text:p>
      <text:p text:style-name="P1"><text:s text:c="2"/>-6.48331821e-03 <text:s/>-1.53570123e-02 <text:s/>-1.02730644e-04 <text:s text:c="2"/>1.06034096e-03</text:p>
      <text:p text:style-name="P1"><text:s text:c="2"/>-1.90746435e-03 <text:s/>-6.69083661e-05 <text:s text:c="2"/>3.08527479e-04 <text:s/>-1.72826679e-04</text:p>
      <text:p text:style-name="P1"><text:s text:c="3"/>3.38718820e-03 <text:s text:c="2"/>3.63099652e-03 <text:s/>-4.45601993e-02 <text:s/>-3.19766070e-04</text:p>
      <text:p text:style-name="P1"><text:soft-page-break/><text:s text:c="3"/>1.09969971e-02 <text:s/>-4.40740048e-03 <text:s/>-1.45222287e-03 <text:s/>-1.45885930e-04</text:p>
      <text:p text:style-name="P1"><text:s text:c="2"/>-2.27303364e-03 <text:s text:c="2"/>1.66615831e-02 <text:s text:c="2"/>2.81402294e-04 <text:s/>-5.26739815e-03</text:p>
      <text:p text:style-name="P1"><text:s text:c="3"/>5.98004078e-05 <text:s text:c="2"/>2.14847804e-03 <text:s/>-3.69573437e-03 <text:s text:c="2"/>4.30595867e-03</text:p>
      <text:p text:style-name="P1"><text:s text:c="3"/>5.35474144e-04 <text:s text:c="2"/>4.12250813e-03 <text:s/>-2.89426078e-03 <text:s text:c="2"/>9.15976609e-03</text:p>
      <text:p text:style-name="P1"><text:s text:c="3"/>2.47881745e-02 <text:s text:c="2"/>3.47070943e-02 <text:s/>-1.56629381e-02 <text:s/>-2.75110660e-02</text:p>
      <text:p text:style-name="P1"><text:s text:c="3"/>4.50638787e-03 <text:s text:c="2"/>2.64009027e-03 <text:s/>-2.76091667e-03 <text:s/>-4.03223228e-03</text:p>
      <text:p text:style-name="P1"><text:s text:c="2"/>-6.67774996e-04 <text:s text:c="2"/>5.09612925e-03 <text:s/>-2.56419077e-02 <text:s text:c="2"/>4.65752145e-03</text:p>
      <text:p text:style-name="P1"><text:s text:c="2"/>-1.10465059e-02 <text:s/>-5.76513065e-04 <text:s text:c="2"/>1.00160054e-02 <text:s text:c="2"/>8.95050321e-03</text:p>
      <text:p text:style-name="P1"><text:s text:c="2"/>-2.09338844e-02 <text:s text:c="2"/>3.11426254e-02 <text:s/>-5.93079800e-03 <text:s/>-9.27915849e-03</text:p>
      <text:p text:style-name="P1"><text:s text:c="3"/>2.61422828e-15 <text:s/>-3.20621722e-03 <text:s text:c="2"/>2.90841601e-05 <text:s text:c="2"/>4.47396200e-03</text:p>
      <text:p text:style-name="P1"><text:s text:c="2"/>-3.30262088e-03 <text:s text:c="2"/>8.17869922e-04 <text:s text:c="2"/>2.96486133e-04 <text:s/>-4.60909761e-03</text:p>
      <text:p text:style-name="P1"><text:s text:c="2"/>-1.54240887e-04 <text:s text:c="2"/>3.30163439e-05 <text:s/>-5.03524131e-03 <text:s/>-1.67707701e-02</text:p>
      <text:p text:style-name="P1"><text:s text:c="3"/>8.10890106e-03 <text:s text:c="2"/>1.21464538e-04 <text:s text:c="2"/>5.49345081e-03 <text:s text:c="2"/>3.34711108e-03</text:p>
      <text:p text:style-name="P1"><text:s text:c="3"/>1.75731792e-04 <text:s/>-5.37272924e-03 <text:s text:c="2"/>1.51434847e-03 <text:s text:c="2"/>2.60759565e-03</text:p>
      <text:p text:style-name="P1"><text:s text:c="3"/>2.00243531e-04 <text:s/>-2.90933554e-06 <text:s/>-2.99863422e-04 <text:s text:c="2"/>5.70006824e-04</text:p>
      <text:p text:style-name="P1"><text:s text:c="2"/>-3.23037080e-03 <text:s text:c="2"/>6.56147876e-04 <text:s text:c="2"/>1.27444715e-04 <text:s text:c="2"/>1.85476737e-03</text:p>
      <text:p text:style-name="P1"><text:s text:c="2"/>-1.38804386e-02 <text:s text:c="2"/>6.86642127e-03 <text:s text:c="2"/>9.23669263e-03 <text:s text:c="2"/>1.17894422e-02</text:p>
      <text:p text:style-name="P1"><text:s text:c="2"/>-1.17507997e-03 <text:s text:c="2"/>1.22335486e-02 <text:s text:c="2"/>9.39559580e-03 <text:s/>-5.82257302e-04</text:p>
      <text:p text:style-name="P1"><text:s text:c="2"/>-7.70446851e-03 <text:s/>-5.22415938e-04 <text:s text:c="2"/>5.99572020e-04 <text:s/>-5.18707693e-06</text:p>
      <text:p text:style-name="P1"><text:s text:c="2"/>-1.57952344e-03 <text:s text:c="2"/>2.43401645e-05 <text:s/>-1.19582898e-02 <text:s/>-1.21332956e-02</text:p>
      <text:p text:style-name="P1"><text:s text:c="2"/>-3.31434071e-04 <text:s text:c="2"/>2.70079847e-02 <text:s/>-5.06426449e-02 <text:s/>-1.84087760e-02</text:p>
      <text:p text:style-name="P1"><text:s text:c="2"/>-2.68919073e-02 <text:s text:c="2"/>1.88740879e-04 <text:s text:c="2"/>2.55979087e-03 <text:s text:c="2"/>9.82236867e-03</text:p>
      <text:p text:style-name="P1"><text:s text:c="3"/>6.13126258e-04 <text:s text:c="2"/>2.00423794e-02 <text:s/>-1.12670452e-03 <text:s/>-1.64320693e-03</text:p>
      <text:p text:style-name="P1"><text:s text:c="3"/>1.09997634e-02 <text:s/>-5.66661520e-05 <text:s/>-1.09747743e-03 <text:s/>-1.76483522e-04</text:p>
      <text:p text:style-name="P1"><text:s text:c="3"/>4.13000047e-03 <text:s text:c="2"/>5.37100834e-03 <text:s/>-2.24459475e-02 <text:s text:c="2"/>5.76788794e-03</text:p>
      <text:p text:style-name="P1"><text:s text:c="3"/>1.33184847e-04 <text:s/>-9.00068824e-03 <text:s text:c="2"/>1.97767840e-02 <text:s text:c="2"/>2.79563428e-05</text:p>
      <text:p text:style-name="P1"><text:s text:c="2"/>-2.46414256e-03 <text:s text:c="2"/>1.38125502e-03 <text:s text:c="2"/>5.65058299e-03 <text:s text:c="2"/>2.25326171e-02</text:p>
      <text:p text:style-name="P1"><text:s text:c="3"/>1.08692369e-03 <text:s/>-2.25976254e-02 <text:s text:c="2"/>4.96582674e-04 <text:s/>-4.33341974e-04</text:p>
      <text:p text:style-name="P1"><text:s text:c="3"/>3.87083405e-02 <text:s/>-1.05186222e-03 <text:s text:c="2"/>1.11551252e-02 <text:s text:c="2"/>5.51098846e-03</text:p>
      <text:p text:style-name="P1"><text:s text:c="3"/>1.25281583e-02 <text:s/>-3.54971418e-02 <text:s text:c="2"/>3.70972057e-04 <text:s text:c="2"/>1.02248600e-04</text:p>
      <text:p text:style-name="P1"><text:s text:c="2"/>-5.15651531e-02 <text:s text:c="2"/>9.84755612e-05 <text:s/>-3.25430270e-02 <text:s/>-2.37227999e-03</text:p>
      <text:p text:style-name="P1"><text:s text:c="3"/>2.45097191e-02 <text:s/>-2.63799342e-02 <text:s text:c="2"/>7.81742390e-04 <text:s text:c="2"/>4.44797548e-03</text:p>
      <text:p text:style-name="P1"><text:s text:c="2"/>-3.13124546e-06 <text:s/>-9.13611215e-03 <text:s text:c="2"/>2.09940111e-03 <text:s text:c="2"/>1.08232540e-03</text:p>
      <text:p text:style-name="P1"><text:s text:c="3"/>2.03221832e-05 <text:s/>-8.28502521e-07 <text:s/>-7.95100086e-03 <text:s text:c="2"/>3.59583252e-06</text:p>
      <text:p text:style-name="P1"><text:s text:c="2"/>-1.74551347e-03 <text:s text:c="2"/>2.04459724e-03 <text:s/>-1.48118854e-06 <text:s/>-1.67196292e-03</text:p>
      <text:p text:style-name="P1"><text:s text:c="2"/>-4.61148395e-04 <text:s/>-1.97088522e-03 <text:s text:c="2"/>1.97179443e-06 <text:s text:c="2"/>1.29837223e-03</text:p>
      <text:p text:style-name="P1"><text:s text:c="3"/>5.83600502e-04 <text:s/>-1.63829705e-03 <text:s text:c="2"/>1.19958232e-05 <text:s/>-4.05502108e-04</text:p>
      <text:p text:style-name="P1"><text:s text:c="2"/>-1.61061989e-04 <text:s text:c="2"/>4.52746393e-04 <text:s text:c="2"/>1.13410455e-09 <text:s/>-3.59826196e-04</text:p>
      <text:p text:style-name="P1"><text:s text:c="3"/>1.29816722e-04]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23:35.378694034</meta:creation-date>
    <dc:date>2016-06-23T13:25:32.051590775</dc:date>
    <meta:editing-duration>P0D</meta:editing-duration>
    <meta:editing-cycles>1</meta:editing-cycles>
    <meta:document-statistic meta:table-count="0" meta:image-count="0" meta:object-count="0" meta:page-count="5" meta:paragraph-count="189" meta:word-count="750" meta:character-count="12393" meta:non-whitespace-character-count="10417"/>
    <meta:generator>LibreOffice/4.2.8.2$Linux_X86_64 LibreOffice_project/420m0$Build-2</meta:generator>
  </office:meta>
</office:document-meta>
</file>